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6000003001AE4BBC3083D1E53.png" manifest:media-type="image/png"/>
  <manifest:file-entry manifest:full-path="Pictures/100000000000055600000300D05FE985976AD836.png" manifest:media-type="image/png"/>
  <manifest:file-entry manifest:full-path="Pictures/10000000000005560000030091DBF68732AD6FF0.png" manifest:media-type="image/png"/>
  <manifest:file-entry manifest:full-path="Pictures/100000000000055600000300B09FD85E2560460E.png" manifest:media-type="image/png"/>
  <manifest:file-entry manifest:full-path="Pictures/100000000000055600000300C2438908ED24A450.png" manifest:media-type="image/png"/>
  <manifest:file-entry manifest:full-path="Pictures/100000000000055600000300378DF565B00DD597.png" manifest:media-type="image/png"/>
  <manifest:file-entry manifest:full-path="Pictures/100000000000055600000300C1ED2B8976558949.png" manifest:media-type="image/png"/>
  <manifest:file-entry manifest:full-path="Pictures/1000000000000556000003009A0D58F49A2A79E9.png" manifest:media-type="image/png"/>
  <manifest:file-entry manifest:full-path="Pictures/100000000000055600000300C63CE07861E5248F.png" manifest:media-type="image/png"/>
  <manifest:file-entry manifest:full-path="Pictures/1000000000000556000003004E2D72EE9A15BD7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967cm" svg:y="-0.965cm" svg:width="18.39cm" svg:height="10.338cm" draw:z-index="0"><draw:image xlink:href="Pictures/100000000000055600000300378DF565B00DD597.png" xlink:type="simple" xlink:show="embed" xlink:actuate="onLoad"/></draw:frame></text:p>
      <text:p text:style-name="Standard"/>
      <text:p text:style-name="Standard"/>
      <text:p text:style-name="Standard"/>
      <text:p text:style-name="Standard"><draw:frame draw:style-name="fr1" draw:name="Image2" text:anchor-type="paragraph" svg:x="-0.979cm" svg:y="0.758cm" svg:width="18.083cm" svg:height="10.167cm" draw:z-index="1"><draw:image xlink:href="Pictures/100000000000055600000300C63CE07861E5248F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3" text:anchor-type="paragraph" svg:x="-0.723cm" svg:y="-0.489cm" svg:width="17.828cm" svg:height="10.022cm" draw:z-index="2"><draw:image xlink:href="Pictures/100000000000055600000300C1ED2B8976558949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4" text:anchor-type="paragraph" svg:x="-0.639cm" svg:y="0.314cm" svg:width="17.614cm" svg:height="9.902cm" draw:z-index="3"><draw:image xlink:href="Pictures/1000000000000556000003004E2D72EE9A15BD75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paragraph" svg:x="-0.34cm" svg:y="-0.27cm" svg:width="17.572cm" svg:height="9.878cm" draw:z-index="4"><draw:image xlink:href="Pictures/100000000000055600000300C2438908ED24A450.png" xlink:type="simple" xlink:show="embed" xlink:actuate="onLoad"/></draw:frame><text:soft-page-break/></text:p>
      <text:p text:style-name="Standard"/>
      <text:p text:style-name="Standard"/>
      <text:p text:style-name="Standard"><draw:frame draw:style-name="fr1" draw:name="Image6" text:anchor-type="paragraph" svg:x="-0.598cm" svg:y="0.859cm" svg:width="17.958cm" svg:height="10.097cm" draw:z-index="5"><draw:image xlink:href="Pictures/100000000000055600000300B09FD85E2560460E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7" text:anchor-type="paragraph" svg:x="-0.383cm" svg:y="-0.265cm" svg:width="17.701cm" svg:height="9.952cm" draw:z-index="6"><draw:image xlink:href="Pictures/100000000000055600000300D05FE985976AD836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><draw:frame draw:style-name="fr1" draw:name="Image8" text:anchor-type="paragraph" svg:x="-0.713cm" svg:y="0cm" svg:width="17.829cm" svg:height="10.022cm" draw:z-index="7"><draw:image xlink:href="Pictures/1000000000000556000003009A0D58F49A2A79E9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draw:frame draw:style-name="fr1" draw:name="Image9" text:anchor-type="paragraph" svg:x="-0.383cm" svg:y="-0.453cm" svg:width="17.614cm" svg:height="9.902cm" draw:z-index="8"><draw:image xlink:href="Pictures/10000000000005560000030091DBF68732AD6FF0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><draw:frame draw:style-name="fr1" draw:name="Image10" text:anchor-type="paragraph" svg:x="-0.792cm" svg:y="0.639cm" svg:width="17.819cm" svg:height="10.017cm" draw:z-index="9"><draw:image xlink:href="Pictures/1000000000000556000003001AE4BBC3083D1E53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0T00:41:25.442673884</meta:creation-date>
    <dc:date>2016-03-20T00:45:17.284188250</dc:date>
    <meta:editing-duration>PT3M52S</meta:editing-duration>
    <meta:editing-cycles>1</meta:editing-cycles>
    <meta:document-statistic meta:table-count="0" meta:image-count="10" meta:object-count="0" meta:page-count="5" meta:paragraph-count="0" meta:word-count="0" meta:character-count="0" meta:non-whitespace-character-count="0"/>
    <meta:generator>LibreOffice/5.0.5.2$Linux_X86_64 LibreOffice_project/00m0$Build-2</meta:generator>
  </office:meta>
</office:document-meta>
</file>